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justify" fo:margin-bottom="10.00pt"/>
    </style:style>
  </office:automatic-styles>
  <office:body>
    <office:text>
      <text:p text:style-name="P1"><text:span text:style-name="T1">Subject: Thank You</text:span></text:p>
      <text:p text:style-name="P1"><text:span text:style-name="T1">Dear Sir,</text:span></text:p>
      <text:p text:style-name="P1"><text:span text:style-name="T1">I hope you are doing well. I wanted to take a moment to sincerely thank you for the support you provided. I truly appreciate your time and effort.</text:span></text:p>
      <text:p text:style-name="P1"><text:span text:style-name="T1">Looking forward to staying in touch.</text:span></text:p>
      <text:p text:style-name="P1"><text:span text:style-name="T1">Best regards,</text:span></text:p>
      <text:p text:style-name="P1"><text:span text:style-name="T1">Ankita Gondaliya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